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76.05pt"/>
    </style:style>
    <style:style style:name="co4" style:family="table-column">
      <style:table-column-properties fo:break-before="auto" style:column-width="86.54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2t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<text:s/>SV5_10A.CEL</text:p>
          </table:table-cell>
          <table:table-cell office:value-type="string" calcext:value-type="string">
            <text:p><text:s/>SV5_10B.CEL</text:p>
          </table:table-cell>
          <table:table-cell office:value-type="string" calcext:value-type="string">
            <text:p><text:s/>SV5_10C.CEL</text:p>
          </table:table-cell>
          <table:table-cell office:value-type="string" calcext:value-type="string">
            <text:p><text:s/>SV5_12A.CEL</text:p>
          </table:table-cell>
          <table:table-cell office:value-type="string" calcext:value-type="string">
            <text:p><text:s/>SV5_12B.CEL</text:p>
          </table:table-cell>
          <table:table-cell office:value-type="string" calcext:value-type="string">
            <text:p><text:s/>SV5_12C.CEL</text:p>
          </table:table-cell>
          <table:table-cell office:value-type="string" calcext:value-type="string">
            <text:p><text:s/>SV5_14A.CEL</text:p>
          </table:table-cell>
          <table:table-cell office:value-type="string" calcext:value-type="string">
            <text:p><text:s/>SV5_14B.CEL</text:p>
          </table:table-cell>
          <table:table-cell office:value-type="string" calcext:value-type="string">
            <text:p><text:s/>SV5_14C.CEL</text:p>
          </table:table-cell>
          <table:table-cell office:value-type="string" calcext:value-type="string">
            <text:p><text:s/>SV5_16A.CEL</text:p>
          </table:table-cell>
          <table:table-cell office:value-type="string" calcext:value-type="string">
            <text:p><text:s/>SV5_16B_3.CEL</text:p>
          </table:table-cell>
          <table:table-cell office:value-type="string" calcext:value-type="string">
            <text:p><text:s/>SV5_16C.CEL</text:p>
          </table:table-cell>
          <table:table-cell office:value-type="string" calcext:value-type="string">
            <text:p><text:s/>SV5_18A.CEL</text:p>
          </table:table-cell>
          <table:table-cell office:value-type="string" calcext:value-type="string">
            <text:p><text:s/>SV5_18B.CEL</text:p>
          </table:table-cell>
          <table:table-cell office:value-type="string" calcext:value-type="string">
            <text:p><text:s/>SV5_18C.CE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MD08289</text:p>
          </table:table-cell>
          <table:table-cell office:value-type="float" office:value="7.02234778" calcext:value-type="float">
            <text:p>7.02234778</text:p>
          </table:table-cell>
          <table:table-cell office:value-type="float" office:value="7.764022871" calcext:value-type="float">
            <text:p>7.764022871</text:p>
          </table:table-cell>
          <table:table-cell office:value-type="float" office:value="7.374953177" calcext:value-type="float">
            <text:p>7.374953177</text:p>
          </table:table-cell>
          <table:table-cell office:value-type="float" office:value="10.6377562" calcext:value-type="float">
            <text:p>10.6377562</text:p>
          </table:table-cell>
          <table:table-cell office:value-type="float" office:value="8.775405232" calcext:value-type="float">
            <text:p>8.775405232</text:p>
          </table:table-cell>
          <table:table-cell office:value-type="float" office:value="8.936592852" calcext:value-type="float">
            <text:p>8.936592852</text:p>
          </table:table-cell>
          <table:table-cell office:value-type="float" office:value="10.67704988" calcext:value-type="float">
            <text:p>10.67704988</text:p>
          </table:table-cell>
          <table:table-cell office:value-type="float" office:value="10.78461494" calcext:value-type="float">
            <text:p>10.78461494</text:p>
          </table:table-cell>
          <table:table-cell office:value-type="float" office:value="10.40186403" calcext:value-type="float">
            <text:p>10.40186403</text:p>
          </table:table-cell>
          <table:table-cell office:value-type="float" office:value="10.62593924" calcext:value-type="float">
            <text:p>10.62593924</text:p>
          </table:table-cell>
          <table:table-cell office:value-type="float" office:value="11.22277133" calcext:value-type="float">
            <text:p>11.22277133</text:p>
          </table:table-cell>
          <table:table-cell office:value-type="float" office:value="10.78117199" calcext:value-type="float">
            <text:p>10.78117199</text:p>
          </table:table-cell>
          <table:table-cell office:value-type="float" office:value="10.47524546" calcext:value-type="float">
            <text:p>10.47524546</text:p>
          </table:table-cell>
          <table:table-cell office:value-type="float" office:value="10.63070221" calcext:value-type="float">
            <text:p>10.63070221</text:p>
          </table:table-cell>
          <table:table-cell office:value-type="float" office:value="10.1133524" calcext:value-type="float">
            <text:p>10.113352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<text:s/>SV8_10A.CEL</text:p>
          </table:table-cell>
          <table:table-cell office:value-type="string" calcext:value-type="string">
            <text:p><text:s/>SV8_10B.CEL</text:p>
          </table:table-cell>
          <table:table-cell office:value-type="string" calcext:value-type="string">
            <text:p><text:s/>SV8_10C.CEL</text:p>
          </table:table-cell>
          <table:table-cell office:value-type="string" calcext:value-type="string">
            <text:p><text:s/>SV8_12A.CEL</text:p>
          </table:table-cell>
          <table:table-cell office:value-type="string" calcext:value-type="string">
            <text:p><text:s/>SV8_12B.CEL</text:p>
          </table:table-cell>
          <table:table-cell office:value-type="string" calcext:value-type="string">
            <text:p><text:s/>SV8_12C.CEL</text:p>
          </table:table-cell>
          <table:table-cell office:value-type="string" calcext:value-type="string">
            <text:p><text:s/>SV8_14A.CEL</text:p>
          </table:table-cell>
          <table:table-cell office:value-type="string" calcext:value-type="string">
            <text:p><text:s/>SV8_14B.CEL</text:p>
          </table:table-cell>
          <table:table-cell office:value-type="string" calcext:value-type="string">
            <text:p><text:s/>SV8_14C.CEL</text:p>
          </table:table-cell>
          <table:table-cell office:value-type="string" calcext:value-type="string">
            <text:p><text:s/>SV8_16A.CEL</text:p>
          </table:table-cell>
          <table:table-cell office:value-type="string" calcext:value-type="string">
            <text:p><text:s/>SV8_16B.CEL</text:p>
          </table:table-cell>
          <table:table-cell office:value-type="string" calcext:value-type="string">
            <text:p><text:s/>SV8_16C.CEL</text:p>
          </table:table-cell>
          <table:table-cell office:value-type="string" calcext:value-type="string">
            <text:p><text:s/>SV8_18A.CEL</text:p>
          </table:table-cell>
          <table:table-cell office:value-type="string" calcext:value-type="string">
            <text:p><text:s/>SV8_18B.CEL</text:p>
          </table:table-cell>
          <table:table-cell office:value-type="string" calcext:value-type="string">
            <text:p><text:s/>SV8_18C.CEL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.006869688" calcext:value-type="float">
            <text:p>6.006869688</text:p>
          </table:table-cell>
          <table:table-cell office:value-type="float" office:value="5.711258411" calcext:value-type="float">
            <text:p>5.711258411</text:p>
          </table:table-cell>
          <table:table-cell office:value-type="float" office:value="5.838190386" calcext:value-type="float">
            <text:p>5.838190386</text:p>
          </table:table-cell>
          <table:table-cell office:value-type="float" office:value="6.017692996" calcext:value-type="float">
            <text:p>6.017692996</text:p>
          </table:table-cell>
          <table:table-cell office:value-type="float" office:value="6.043545337" calcext:value-type="float">
            <text:p>6.043545337</text:p>
          </table:table-cell>
          <table:table-cell office:value-type="float" office:value="5.75890177" calcext:value-type="float">
            <text:p>5.75890177</text:p>
          </table:table-cell>
          <table:table-cell office:value-type="float" office:value="5.568215301" calcext:value-type="float">
            <text:p>5.568215301</text:p>
          </table:table-cell>
          <table:table-cell office:value-type="float" office:value="5.698642829" calcext:value-type="float">
            <text:p>5.698642829</text:p>
          </table:table-cell>
          <table:table-cell office:value-type="float" office:value="5.586023301" calcext:value-type="float">
            <text:p>5.586023301</text:p>
          </table:table-cell>
          <table:table-cell office:value-type="float" office:value="5.946601035" calcext:value-type="float">
            <text:p>5.946601035</text:p>
          </table:table-cell>
          <table:table-cell office:value-type="float" office:value="5.720966809" calcext:value-type="float">
            <text:p>5.720966809</text:p>
          </table:table-cell>
          <table:table-cell office:value-type="float" office:value="5.975791088" calcext:value-type="float">
            <text:p>5.975791088</text:p>
          </table:table-cell>
          <table:table-cell office:value-type="float" office:value="5.991414065" calcext:value-type="float">
            <text:p>5.991414065</text:p>
          </table:table-cell>
          <table:table-cell office:value-type="float" office:value="5.714309155" calcext:value-type="float">
            <text:p>5.714309155</text:p>
          </table:table-cell>
          <table:table-cell office:value-type="float" office:value="5.794197787" calcext:value-type="float">
            <text:p>5.794197787</text:p>
          </table:table-cell>
          <table:table-cell table:number-columns-repeated="29"/>
        </table:table-row>
        <table:table-row table:style-name="ro1">
          <table:table-cell/>
          <table:table-cell table:formula="of:=LOG([.B2];2)-LOG([.B4];2)" office:value-type="float" office:value="0.225340080470194" calcext:value-type="float">
            <text:p>0.2253400805</text:p>
          </table:table-cell>
          <table:table-cell table:formula="of:=LOG([.C2];2)-LOG([.C4];2)" office:value-type="float" office:value="0.442995705801053" calcext:value-type="float">
            <text:p>0.4429957058</text:p>
          </table:table-cell>
          <table:table-cell table:formula="of:=LOG([.D2];2)-LOG([.D4];2)" office:value-type="float" office:value="0.337112631295186" calcext:value-type="float">
            <text:p>0.3371126313</text:p>
          </table:table-cell>
          <table:table-cell table:formula="of:=LOG([.E2];2)-LOG([.E4];2)" office:value-type="float" office:value="0.821911466392267" calcext:value-type="float">
            <text:p>0.8219114664</text:p>
          </table:table-cell>
          <table:table-cell table:formula="of:=LOG([.F2];2)-LOG([.F4];2)" office:value-type="float" office:value="0.538070619000796" calcext:value-type="float">
            <text:p>0.538070619</text:p>
          </table:table-cell>
          <table:table-cell table:formula="of:=LOG([.G2];2)-LOG([.G4];2)" office:value-type="float" office:value="0.633931183040348" calcext:value-type="float">
            <text:p>0.633931183</text:p>
          </table:table-cell>
          <table:table-cell table:formula="of:=LOG([.H2];2)-LOG([.H4];2)" office:value-type="float" office:value="0.939226177814648" calcext:value-type="float">
            <text:p>0.9392261778</text:p>
          </table:table-cell>
          <table:table-cell table:formula="of:=LOG([.I2];2)-LOG([.I4];2)" office:value-type="float" office:value="0.920284389070307" calcext:value-type="float">
            <text:p>0.9202843891</text:p>
          </table:table-cell>
          <table:table-cell table:formula="of:=LOG([.J2];2)-LOG([.J4];2)" office:value-type="float" office:value="0.896948588037325" calcext:value-type="float">
            <text:p>0.896948588</text:p>
          </table:table-cell>
          <table:table-cell table:formula="of:=LOG([.K2];2)-LOG([.K4];2)" office:value-type="float" office:value="0.837453176662722" calcext:value-type="float">
            <text:p>0.8374531767</text:p>
          </table:table-cell>
          <table:table-cell table:formula="of:=LOG([.L2];2)-LOG([.L4];2)" office:value-type="float" office:value="0.97209809682592" calcext:value-type="float">
            <text:p>0.9720980968</text:p>
          </table:table-cell>
          <table:table-cell table:formula="of:=LOG([.M2];2)-LOG([.M4];2)" office:value-type="float" office:value="0.851312399914601" calcext:value-type="float">
            <text:p>0.8513123999</text:p>
          </table:table-cell>
          <table:table-cell table:formula="of:=LOG([.N2];2)-LOG([.N4];2)" office:value-type="float" office:value="0.806015603784624" calcext:value-type="float">
            <text:p>0.8060156038</text:p>
          </table:table-cell>
          <table:table-cell table:formula="of:=LOG([.O2];2)-LOG([.O4];2)" office:value-type="float" office:value="0.89558590105146" calcext:value-type="float">
            <text:p>0.8955859011</text:p>
          </table:table-cell>
          <table:table-cell table:formula="of:=LOG([.P2];2)-LOG([.P4];2)" office:value-type="float" office:value="0.803580467304812" calcext:value-type="float">
            <text:p>0.8035804673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3:17:03.697756961</dc:date>
    <meta:editing-duration>PT7M13S</meta:editing-duration>
    <meta:editing-cycles>1</meta:editing-cycles>
    <meta:document-statistic meta:table-count="1" meta:cell-count="76" meta:object-count="0"/>
    <meta:generator>LibreOffice/5.1.4.2$Linux_X86_64 LibreOffice_project/10m0$Build-2</meta:generator>
  </office:meta>
</office:document-meta>
</file>